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72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Lakštas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Laikotarpis</text:p>
          </table:table-cell>
          <table:table-cell office:value-type="string">
            <text:p>Miestas</text:p>
          </table:table-cell>
          <table:table-cell office:value-type="string">
            <text:p>Periodiškumas</text:p>
          </table:table-cell>
          <table:table-cell office:value-type="string">
            <text:p>Reikšmė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9.2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8.6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9.3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10.0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9.2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8.8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9.0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9.0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2.4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1.9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2.4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4.4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2.5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2.5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2.3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2.0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7.0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6.1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7.3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7.5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7.0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6.9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7.8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7.6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8.5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8.1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9.0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9.7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8.8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8.5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8.8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8.8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5.1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4.4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4.4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1.2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4.0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4.4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4.4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4.4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6.9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6.0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7.2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7.2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7.0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6.5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7.0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7.1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7.6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7.5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8.3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8.8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8.1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7.7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8.0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8.0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2.1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1.9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1.6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0.1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1.6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1.9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1.9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2.6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20.0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9.5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20.2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9.3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20.2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9.7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9.8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9.5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7.0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6.9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7.7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8.4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7.5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7.2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7.5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7.3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3.3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3.3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3.7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0.9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2.7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3.9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4.4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4.6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6.1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5.7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6.8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7.0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6.4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6.4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6.7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6.7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7.4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7.1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7.7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8.6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7.5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7.2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7.4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7.4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8.3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6.9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6.9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4.1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7.5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8.3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7.2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7.6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8.7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7.4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8.0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8.7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8.5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8.3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8.5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8.2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8.2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7.6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8.7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9.0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8.0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8.0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8.2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8.2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0.8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0.7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0.4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1.0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0.8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0.7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0.6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1.1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7.0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5.9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7.4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7.2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6.7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6.9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7.5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7.3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7.8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7.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8.2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8.6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7.7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7.6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7.6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7.7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6.1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5.7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5.3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4.0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6.1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6.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6.1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6.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20.3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9.5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20.6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21.1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9.8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9.7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9.6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20.1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7.3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6.8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7.8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8.1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7.4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7.1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7.4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7.3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7.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6.8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6.7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4.7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6.6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7.3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6.5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7.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8.5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7.5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8.6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8.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8.4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8.2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8.3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8.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6.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6.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7.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7.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6.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6.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6.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6.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3.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3.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2.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1.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3.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3.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3.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3.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8.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7.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9.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8.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9.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9.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9.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9.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7.6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6.9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7.8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8.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7.6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7.4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7.4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7.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3.1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3.3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3.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1.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2.8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3.2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2.7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3.3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20.2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8.3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9.6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9.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9.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20.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9.2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9.6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6.1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5.4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6.5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6.6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6.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6.3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6.5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6.5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12.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10.6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10.2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8.1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11.6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11.1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10.6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10.4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22.2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20.4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21.9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20.9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21.6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22.1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21.7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21.8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6.9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6.4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7.2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8.1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7.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6.9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7.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6.9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2.8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3.2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3.4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0.3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2.4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3.1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3.8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3.8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8.2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7.2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8.4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8.7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8.2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8.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8.3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8.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8.1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7.6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8.5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9.1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8.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8.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8.1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7.9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0.8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0.6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0.8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2.7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1.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0.3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0.4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5.6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5.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6.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5.9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5.5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5.4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5.8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5.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7.5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7.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8.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8.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7.6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7.4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7.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7.7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0.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0.5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1.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3.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0.5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0.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1.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0.6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7.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5.7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7.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6.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6.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7.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7.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7.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7.4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6.9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7.6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8.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7.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7.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7.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7.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6.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7.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7.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5.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6.9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7.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7.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7.8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20.8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20.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20.9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9.6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20.8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20.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20.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20.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6.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6.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7.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7.9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6.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6.5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6.7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6.7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0.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0.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0.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1.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0.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0.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0.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0.9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8.9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8.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9.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9.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8.9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8.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8.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9.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6.6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6.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6.9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7.9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6.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6.5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6.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6.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7.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7.5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7.4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5.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7.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7.6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7.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7.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6.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5.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6.6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6.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6.4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6.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6.5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6.5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6.7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6.2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6.9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7.7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6.8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6.4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6.6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6.5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5.6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5.4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5.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3.2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4.8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5.5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5.5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5.9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20.4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9.3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20.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9.9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20.2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9.7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9.8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9.7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7.3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7.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8.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8.7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7.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7.2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7.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7.6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1.9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1.4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1.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1.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1.2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2.3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1.8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2.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20.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8.3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20.6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9.6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9.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20.2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20.6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20.8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6.9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6.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7.3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7.9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7.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6.8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7.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6.6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1.2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1.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1.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0.4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1.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1.2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1.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1.8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21.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9.8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20.9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20.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20.8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21.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21.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20.8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7.8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7.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8.3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9.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8.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7.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8.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7.8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2.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2.3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2.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0.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2.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3.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3.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3.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6.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5.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6.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6.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6.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5.9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6.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5.8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7.4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7.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7.8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8.4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7.6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7.4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7.6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7.6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2.8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2.2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2.1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0.6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2.1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2.5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2.3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2.8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9.5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8.4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20.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9.4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9.4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9.7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20.1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20.5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6.4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5.9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6.8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7.4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6.5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6.4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6.6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6.4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0.2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2.0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0.1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0.4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0.7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6.4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4.8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6.3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5.9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6.1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6.4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6.6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6.4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6.5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6.2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6.9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7.7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6.6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6.3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6.4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6.3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3.9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4.0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4.4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1.1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3.2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4.5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5.6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5.4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8.6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7.8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8.5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8.1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8.9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8.3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7.8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7.9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5.2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4.7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5.6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6.3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5.0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5.1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5.4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5.3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7.7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7.6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7.7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5.3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7.9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8.1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8.5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8.8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5.5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4.1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5.6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5.3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5.4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5.3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5.6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5.4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6.9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6.3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7.1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7.9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6.9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6.8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6.9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6.7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3.6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4.0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3.7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1.5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3.6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3.8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3.8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4.3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7.5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6.8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8.1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7.8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7.6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7.4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7.9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8.1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7.8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7.5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8.1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9.0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7.8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7.6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7.9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7.7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0.2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0.8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0.9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2.7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0.9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0.6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0.1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5.9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5.2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6.0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6.5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5.9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5.5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5.7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5.5</text:p>
          </table:table-cell>
        </table:table-row>
      </table:table>
      <table:table table:name="Lakštas2" table:style-name="ta1" table:print="false">
        <table:table-column table:style-name="co5" table:number-columns-repeated="9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>
            <text:p>metine</text:p>
          </table:table-cell>
          <table:table-cell/>
          <table:table-cell office:value-type="string">
            <text:p>sausio</text:p>
          </table:table-cell>
          <table:table-cell/>
          <table:table-cell office:value-type="string">
            <text:p>liepos</text:p>
          </table:table-cell>
          <table:table-cell/>
          <table:table-cell office:value-type="string">
            <text:p>vid. t. </text:p>
          </table:table-cell>
          <table:table-cell office:value-type="string">
            <text:p>pokyti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1996">
            <text:p>1996</text:p>
          </table:table-cell>
          <table:table-cell office:value-type="float" office:value="1997">
            <text:p>1997</text:p>
          </table:table-cell>
          <table:table-cell office:value-type="float" office:value="1998">
            <text:p>1998</text:p>
          </table:table-cell>
          <table:table-cell office:value-type="float" office:value="1999">
            <text:p>1999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">
          <table:table-cell office:value-type="string">
            <text:p>Biržai</text:p>
          </table:table-cell>
          <table:table-cell office:value-type="string">
            <text:p>6.9</text:p>
          </table:table-cell>
          <table:table-cell office:value-type="string">
            <text:p>5.2</text:p>
          </table:table-cell>
          <table:table-cell office:value-type="string">
            <text:p>6.5</text:p>
          </table:table-cell>
          <table:table-cell office:value-type="string">
            <text:p>6.4</text:p>
          </table:table-cell>
          <table:table-cell office:value-type="string">
            <text:p>7.4</text:p>
          </table:table-cell>
          <table:table-cell office:value-type="string">
            <text:p>7.5</text:p>
          </table:table-cell>
          <table:table-cell table:number-columns-repeated="2"/>
        </table:table-row>
        <table:table-row table:style-name="ro1">
          <table:table-cell office:value-type="string">
            <text:p>Laukuva</text:p>
          </table:table-cell>
          <table:table-cell office:value-type="string">
            <text:p>6.3</text:p>
          </table:table-cell>
          <table:table-cell office:value-type="string">
            <text:p>4.7</text:p>
          </table:table-cell>
          <table:table-cell office:value-type="string">
            <text:p>6.2</text:p>
          </table:table-cell>
          <table:table-cell office:value-type="string">
            <text:p>5.9</text:p>
          </table:table-cell>
          <table:table-cell office:value-type="string">
            <text:p>7.0</text:p>
          </table:table-cell>
          <table:table-cell office:value-type="string">
            <text:p>8.3</text:p>
          </table:table-cell>
          <table:table-cell table:number-columns-repeated="2"/>
        </table:table-row>
        <table:table-row table:style-name="ro1">
          <table:table-cell office:value-type="string">
            <text:p>Kaunas</text:p>
          </table:table-cell>
          <table:table-cell office:value-type="string">
            <text:p>7.1</text:p>
          </table:table-cell>
          <table:table-cell office:value-type="string">
            <text:p>5.6</text:p>
          </table:table-cell>
          <table:table-cell office:value-type="string">
            <text:p>6.9</text:p>
          </table:table-cell>
          <table:table-cell office:value-type="string">
            <text:p>6.8</text:p>
          </table:table-cell>
          <table:table-cell office:value-type="string">
            <text:p>7.8</text:p>
          </table:table-cell>
          <table:table-cell office:value-type="string">
            <text:p>9.0</text:p>
          </table:table-cell>
          <table:table-cell table:number-columns-repeated="2"/>
        </table:table-row>
        <table:table-row table:style-name="ro1">
          <table:table-cell office:value-type="string">
            <text:p>Klaipėda</text:p>
          </table:table-cell>
          <table:table-cell office:value-type="string">
            <text:p>7.9</text:p>
          </table:table-cell>
          <table:table-cell office:value-type="string">
            <text:p>6.3</text:p>
          </table:table-cell>
          <table:table-cell office:value-type="string">
            <text:p>7.7</text:p>
          </table:table-cell>
          <table:table-cell office:value-type="string">
            <text:p>7.4</text:p>
          </table:table-cell>
          <table:table-cell office:value-type="string">
            <text:p>8.4</text:p>
          </table:table-cell>
          <table:table-cell office:value-type="string">
            <text:p>8.0</text:p>
          </table:table-cell>
          <table:table-cell table:number-columns-repeated="2"/>
        </table:table-row>
        <table:table-row table:style-name="ro1">
          <table:table-cell office:value-type="string">
            <text:p>Šiauliai</text:p>
          </table:table-cell>
          <table:table-cell office:value-type="string">
            <text:p>6.9</text:p>
          </table:table-cell>
          <table:table-cell office:value-type="string">
            <text:p>5.0</text:p>
          </table:table-cell>
          <table:table-cell office:value-type="string">
            <text:p>6.6</text:p>
          </table:table-cell>
          <table:table-cell office:value-type="string">
            <text:p>6.5</text:p>
          </table:table-cell>
          <table:table-cell office:value-type="string">
            <text:p>7.6</text:p>
          </table:table-cell>
          <table:table-cell office:value-type="string">
            <text:p>7.7</text:p>
          </table:table-cell>
          <table:table-cell table:number-columns-repeated="2"/>
        </table:table-row>
        <table:table-row table:style-name="ro1">
          <table:table-cell office:value-type="string">
            <text:p>Utena</text:p>
          </table:table-cell>
          <table:table-cell office:value-type="string">
            <text:p>6.8</text:p>
          </table:table-cell>
          <table:table-cell office:value-type="string">
            <text:p>5.1</text:p>
          </table:table-cell>
          <table:table-cell office:value-type="string">
            <text:p>6.3</text:p>
          </table:table-cell>
          <table:table-cell office:value-type="string">
            <text:p>6.4</text:p>
          </table:table-cell>
          <table:table-cell office:value-type="string">
            <text:p>7.4</text:p>
          </table:table-cell>
          <table:table-cell office:value-type="string">
            <text:p>8.0</text:p>
          </table:table-cell>
          <table:table-cell table:number-columns-repeated="2"/>
        </table:table-row>
        <table:table-row table:style-name="ro1">
          <table:table-cell office:value-type="string">
            <text:p>Varėna</text:p>
          </table:table-cell>
          <table:table-cell office:value-type="string">
            <text:p>6.9</text:p>
          </table:table-cell>
          <table:table-cell office:value-type="string">
            <text:p>5.4</text:p>
          </table:table-cell>
          <table:table-cell office:value-type="string">
            <text:p>6.4</text:p>
          </table:table-cell>
          <table:table-cell office:value-type="string">
            <text:p>6.6</text:p>
          </table:table-cell>
          <table:table-cell office:value-type="string">
            <text:p>7.6</text:p>
          </table:table-cell>
          <table:table-cell office:value-type="string">
            <text:p>7.8</text:p>
          </table:table-cell>
          <table:table-cell table:number-columns-repeated="2"/>
        </table:table-row>
        <table:table-row table:style-name="ro1">
          <table:table-cell office:value-type="string">
            <text:p>Vilnius</text:p>
          </table:table-cell>
          <table:table-cell office:value-type="string">
            <text:p>6.7</text:p>
          </table:table-cell>
          <table:table-cell office:value-type="string">
            <text:p>5.3</text:p>
          </table:table-cell>
          <table:table-cell office:value-type="string">
            <text:p>6.3</text:p>
          </table:table-cell>
          <table:table-cell office:value-type="string">
            <text:p>6.4</text:p>
          </table:table-cell>
          <table:table-cell office:value-type="string">
            <text:p>7.6</text:p>
          </table:table-cell>
          <table:table-cell office:value-type="string">
            <text:p>7.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lt" fo:country="L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9">2021-08-19</text:date>, <text:time>08:47:59</text:time></text:p>
        </style:region-right>
      </style:header>
      <style:header-left style:display="false"/>
      <style:footer>
        <text:p>Puslapis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document-statistic meta:table-count="2" meta:cell-count="2663" meta:object-count="0"/>
  </office:meta>
</office:document-meta>
</file>